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P4" style:family="paragraph" style:parent-style-name="Standard" style:list-style-name="L2">
      <style:paragraph-properties fo:text-align="start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9/26</text:p>
      <text:p text:style-name="P1"/>
      <text:p text:style-name="P2">Dependency: Task A finishes, Task B can start only after A finishes</text:p>
      <text:p text:style-name="P2">Coupling: A and B are running, but they share some resources.</text:p>
      <text:p text:style-name="P2"/>
      <text:p text:style-name="P2">Introduction to the Pilot Concept</text:p>
      <text:list xml:id="list2810186211" text:style-name="L1">
        <text:list-item>
          <text:p text:style-name="P3">Don't worry about where the tasks are executing, just submit them to the global queuing system</text:p>
        </text:list-item>
        <text:list-item>
          <text:p text:style-name="P3">Submit tasks to Pilot-Job system</text:p>
        </text:list-item>
        <text:list-item>
          <text:p text:style-name="P3">Pilots are empty container jobs mapped to resources that could be anywhere in the world.</text:p>
        </text:list-item>
        <text:list-item>
          <text:p text:style-name="P3">Tasks get assigned to the Pilots through the Pilot-Job System. </text:p>
        </text:list-item>
        <text:list-item>
          <text:p text:style-name="P3">Pilot acquires the CPU and consume cycles.</text:p>
        </text:list-item>
      </text:list>
      <text:p text:style-name="P2"/>
      <text:p text:style-name="P2">RADICAL Cybertools: Standards based, Abstraction Driven Approach to HPDC</text:p>
      <text:list xml:id="list424015670" text:style-name="L2">
        <text:list-item>
          <text:p text:style-name="P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7T13:04:27</meta:creation-date>
    <meta:editing-duration>PT22H42M36S</meta:editing-duration>
    <meta:editing-cycles>2</meta:editing-cycles>
    <meta:generator>LibreOffice/3.5$Linux_X86_64 LibreOffice_project/350m1$Build-2</meta:generator>
    <meta:initial-creator>Nikhil Shenoy</meta:initial-creator>
    <dc:date>2014-09-28T12:40:07</dc:date>
    <dc:creator>Nikhil Shenoy</dc:creator>
    <meta:document-statistic meta:table-count="0" meta:image-count="0" meta:object-count="0" meta:page-count="1" meta:paragraph-count="10" meta:word-count="96" meta:character-count="561" meta:non-whitespace-character-count="479"/>
  </office:meta>
</office:document-meta>
</file>